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1a5" officeooo:paragraph-rsid="0014a1a5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officeooo:rsid="0014a1a5" officeooo:paragraph-rsid="0014a1a5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officeooo:rsid="0014a1a5" officeooo:paragraph-rsid="0014a1a5" style:font-size-asian="24pt" style:font-size-complex="24pt"/>
    </style:style>
    <style:style style:name="P4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is Is a Report</text:p>
      <text:p text:style-name="P1"><draw:line text:anchor-type="paragraph" draw:z-index="0" draw:name="Shape1" draw:style-name="gr1" draw:text-style-name="P4" svg:x1="0.0264in" svg:y1="0.0693in" svg:x2="6.6756in" svg:y2="0.0693in"><text:p/></draw:line></text:p>
      <text:p text:style-name="P3">Contact</text:p>
      <text:p text:style-name="P1"><draw:line text:anchor-type="paragraph" draw:z-index="1" draw:name="Shape2" draw:style-name="gr1" draw:text-style-name="P4" svg:x1="0.0264in" svg:y1="0.102in" svg:x2="6.7016in" svg:y2="0.102in"><text:p/></draw:line></text:p>
      <text:p text:style-name="P1"/>
      <text:p text:style-name="P1"><text:span text:style-name="T1">Name</text:span>:<text:tab/><text:tab/>Foo Bar</text:p>
      <text:p text:style-name="P1"><text:span text:style-name="T1">Street</text:span>:<text:tab/><text:tab/>FooBar Street, 10</text:p>
      <text:p text:style-name="P1"><text:span text:style-name="T1">City</text:span>:<text:tab/><text:tab/>FooBarCity</text:p>
      <text:p text:style-name="P1"><text:span text:style-name="T1">Zip Code</text:span>:<text:tab/>1234AB</text:p>
      <text:p text:style-name="P1"/>
      <text:p text:style-name="P1"><draw:line text:anchor-type="paragraph" draw:z-index="2" draw:name="Shape3" draw:style-name="gr1" draw:text-style-name="P4" svg:x1="-0.0346in" svg:y1="0.1764in" svg:x2="6.7189in" svg:y2="0.1335in"><text:p/></draw:line></text:p>
      <text:p text:style-name="P3"><draw:line text:anchor-type="paragraph" draw:z-index="3" draw:name="Shape4" draw:style-name="gr1" draw:text-style-name="P4" svg:x1="-0.0083in" svg:y1="0.3756in" svg:x2="6.728in" svg:y2="0.3665in"><text:p/></draw:line>Ordered Items</text:p>
      <text:p text:style-name="P1"/>
      <text:p text:style-name="P1"><text:span text:style-name="T1">Item</text:span>:<text:tab/><text:tab/>Hammer</text:p>
      <text:p text:style-name="P1"><text:span text:style-name="T1">Amount</text:span>:<text:tab/>5</text:p>
      <text:p text:style-name="P1"/>
      <text:p text:style-name="P1"><text:span text:style-name="T1">Item</text:span>:<text:tab/><text:tab/>Screw Driver</text:p>
      <text:p text:style-name="P1"><text:span text:style-name="T1">Amount</text:span>:<text:tab/>20</text:p>
      <text:p text:style-name="P1"/>
      <text:p text:style-name="P1"/>
      <text:p text:style-name="P1"/>
      <text:p text:style-name="P1"/>
      <text:p text:style-name="P1"/>
      <text:p text:style-name="P1"/>
      <text:p text:style-name="P1">Issued at: 01-05-2021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1:19:42.503255465</meta:creation-date>
    <dc:date>2021-04-24T11:28:01.789817448</dc:date>
    <meta:editing-duration>PT8M19S</meta:editing-duration>
    <meta:editing-cycles>1</meta:editing-cycles>
    <meta:document-statistic meta:table-count="0" meta:image-count="0" meta:object-count="0" meta:page-count="1" meta:paragraph-count="12" meta:word-count="31" meta:character-count="183" meta:non-whitespace-character-count="157"/>
    <meta:generator>LibreOffice/6.4.6.2$Linux_X86_64 LibreOffice_project/40$Build-2</meta:generator>
  </office:meta>
</office:document-meta>
</file>